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7000002CEA11E1C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Standard">
      <style:text-properties officeooo:rsid="0015ee05" officeooo:paragraph-rsid="0015ee05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5ee05" officeooo:paragraph-rsid="0015ee05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.5pt" fo:font-weight="bold" officeooo:rsid="0015ee05" officeooo:paragraph-rsid="0015ee05" style:font-size-asian="10.5pt" style:font-weight-asian="bold" style:font-size-complex="10.5pt" style:font-weight-complex="bold"/>
    </style:style>
    <style:style style:name="T1" style:family="text">
      <style:text-properties officeooo:rsid="001778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简单链表</text:p>
      <text:p text:style-name="P3">曹逸君 <text:span text:style-name="T1">1352872</text:span></text:p>
      <text:p text:style-name="P1">实现插入、查询、删除</text:p>
      <text:p text:style-name="P1"><draw:frame draw:style-name="fr1" draw:name="图像1" text:anchor-type="paragraph" svg:x="-0.159cm" svg:y="2.669cm" svg:width="17cm" svg:height="14.831cm" draw:z-index="0"><draw:image xlink:href="Pictures/1000000000000337000002CEA11E1C7E.png" xlink:type="simple" xlink:show="embed" xlink:actuate="onLoad"/></draw:frame>可移植为包含任意数据类型。含垃圾回收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4:21:39.567405628</meta:creation-date>
    <dc:date>2014-09-25T14:23:55.976526253</dc:date>
    <meta:editing-duration>PT42S</meta:editing-duration>
    <meta:editing-cycles>2</meta:editing-cycles>
    <meta:generator>LibreOffice/4.2.4.2$Linux_X86_64 LibreOffice_project/420m0$Build-2</meta:generator>
    <meta:document-statistic meta:table-count="0" meta:image-count="1" meta:object-count="0" meta:page-count="1" meta:paragraph-count="4" meta:word-count="37" meta:character-count="44" meta:non-whitespace-character-count="43"/>
  </office:meta>
</office:document-meta>
</file>